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svg:font-family="Helvetica, sans-serif"/>
    <style:font-face style:name="Lohit Devanagari1" svg:font-family="'Lohit Devanagari'"/>
    <style:font-face style:name="Open sans" svg:font-family="'Open sans', apple-system, BlinkMacSystemFont, 'Segoe UI', Roboto, 'Helvetica Neue', Arial, sans-serif, 'Apple Color Emoji', 'Segoe UI Emoji', 'Segoe UI Symbol', sans-serif"/>
    <style:font-face style:name="Public Sans" svg:font-family="'Public Sans', sans-serif"/>
    <style:font-face style:name="Source Sans Pro" svg:font-family="'Source Sans Pro', Arial, sans-serif"/>
    <style:font-face style:name="Work Sans" svg:font-family="'Work Sans', sans-serif"/>
    <style:font-face style:name="sans-serif" svg:font-family="sans-serif"/>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start" style:justify-single-word="false"/>
      <style:text-properties fo:font-variant="normal" fo:text-transform="none" fo:color="#222222" style:font-name="Tibetan Machine Uni" fo:font-size="19.5pt" fo:letter-spacing="normal" fo:font-style="normal" fo:font-weight="bold" officeooo:rsid="001a7b00" officeooo:paragraph-rsid="001a7b00" style:font-weight-asian="bold" style:font-weight-complex="bold"/>
    </style:style>
    <style:style style:name="P2" style:family="paragraph" style:parent-style-name="Heading_20_3">
      <style:paragraph-properties fo:text-align="start" style:justify-single-word="false"/>
      <style:text-properties fo:font-variant="normal" fo:text-transform="none" fo:color="#3a3a3a" style:font-name="Tibetan Machine Uni" fo:font-size="15pt" fo:letter-spacing="normal" fo:font-style="normal" fo:font-weight="bold" officeooo:paragraph-rsid="001a7b00" style:font-size-asian="15pt" style:font-weight-asian="bold" style:font-size-complex="15pt" style:font-weight-complex="bold" loext:padding="0cm" loext:border="none"/>
    </style:style>
    <style:style style:name="P3" style:family="paragraph" style:parent-style-name="Heading_20_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Tibetan Machine Uni" fo:font-size="15pt" fo:letter-spacing="normal" fo:font-style="normal" fo:font-weight="bold" style:font-size-asian="15pt" style:font-weight-asian="bold" style:font-size-complex="15pt" style:font-weight-complex="bold" loext:padding="0cm" loext:border="none"/>
    </style:style>
    <style:style style:name="P4" style:family="paragraph" style:parent-style-name="Heading_20_3">
      <style:paragraph-properties fo:margin-left="0cm" fo:margin-right="0cm" fo:margin-top="1.588cm" fo:margin-bottom="0.247cm" loext:contextual-spacing="false" fo:line-height="140%" fo:text-align="start" style:justify-single-word="false" fo:orphans="2" fo:widows="2" fo:text-indent="0cm" style:auto-text-indent="false"/>
      <style:text-properties fo:font-variant="normal" fo:text-transform="none" fo:color="#212121" style:font-name="Tibetan Machine Uni" fo:letter-spacing="normal" fo:font-style="normal" fo:font-weight="normal"/>
    </style:style>
    <style:style style:name="P5" style:family="paragraph" style:parent-style-name="Heading_20_3">
      <style:paragraph-properties fo:margin-left="0cm" fo:margin-right="0cm" fo:margin-top="1.588cm" fo:margin-bottom="0.247cm" loext:contextual-spacing="false" fo:line-height="140%" fo:text-align="start" style:justify-single-word="false" fo:orphans="2" fo:widows="2" fo:text-indent="0cm" style:auto-text-indent="false"/>
      <style:text-properties fo:font-variant="normal" fo:text-transform="none" fo:color="#212121" style:font-name="Tibetan Machine Uni" fo:letter-spacing="normal" fo:font-style="normal" fo:font-weight="normal" officeooo:paragraph-rsid="001cdfcc"/>
    </style:style>
    <style:style style:name="P6" style:family="paragraph" style:parent-style-name="Heading_20_3" style:list-style-name="L3">
      <style:paragraph-properties fo:margin-top="0cm" fo:margin-bottom="0cm" loext:contextual-spacing="false" fo:text-align="start" style:justify-single-word="false" fo:orphans="2" fo:widows="2" fo:padding="0cm" fo:border="none"/>
      <style:text-properties fo:font-variant="normal" fo:text-transform="none" fo:color="#212121" style:font-name="Tibetan Machine Uni" fo:font-size="13.5pt" fo:letter-spacing="normal" fo:font-style="normal" fo:font-weight="normal" officeooo:paragraph-rsid="001a7b00"/>
    </style:style>
    <style:style style:name="P7" style:family="paragraph" style:parent-style-name="Heading_20_3">
      <style:paragraph-properties fo:margin-top="0cm" fo:margin-bottom="0cm" loext:contextual-spacing="false" fo:text-align="start" style:justify-single-word="false" fo:orphans="2" fo:widows="2" fo:padding="0cm" fo:border="none"/>
      <style:text-properties fo:font-variant="normal" fo:text-transform="none" fo:color="#212121" style:font-name="Tibetan Machine Uni" fo:font-size="13.5pt" fo:letter-spacing="normal" fo:font-style="normal" fo:font-weight="normal" officeooo:rsid="001cdfcc" officeooo:paragraph-rsid="001cdfcc"/>
    </style:style>
    <style:style style:name="P8" style:family="paragraph" style:parent-style-name="Standard">
      <style:paragraph-properties fo:text-align="start" style:justify-single-word="false"/>
      <style:text-properties officeooo:rsid="001a7b00" officeooo:paragraph-rsid="001a7b00"/>
    </style:style>
    <style:style style:name="P9" style:family="paragraph" style:parent-style-name="Standard">
      <style:paragraph-properties fo:text-align="start" style:justify-single-word="false"/>
      <style:text-properties style:text-position="0% 100%" style:font-name="Tibetan Machine Uni" fo:font-size="16pt" fo:font-weight="normal" officeooo:paragraph-rsid="001a7b00"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betan Machine Uni" officeooo:rsid="001a7b00" officeooo:paragraph-rsid="001a7b00"/>
    </style:style>
    <style:style style:name="P11" style:family="paragraph" style:parent-style-name="Text_20_body">
      <style:paragraph-properties fo:text-align="start" style:justify-single-word="false"/>
      <style:text-properties style:text-position="0% 100%" style:font-name="Tibetan Machine Uni" fo:font-size="16pt" officeooo:paragraph-rsid="001a7b00" style:font-size-asian="16pt" style:font-size-complex="16pt"/>
    </style:style>
    <style:style style:name="P12" style:family="paragraph" style:parent-style-name="Text_20_body">
      <style:paragraph-properties fo:text-align="start" style:justify-single-word="false"/>
      <style:text-properties style:text-position="0% 100%" style:font-name="Tibetan Machine Uni" fo:font-size="15pt" fo:font-weight="bold" officeooo:paragraph-rsid="001baaca" style:font-size-asian="15pt" style:font-weight-asian="bold" style:font-size-complex="15pt" style:font-weight-complex="bold"/>
    </style:style>
    <style:style style:name="P13" style:family="paragraph" style:parent-style-name="Text_20_body" style:list-style-name="L3">
      <style:paragraph-properties fo:text-align="start" style:justify-single-word="false"/>
      <style:text-properties style:font-name="Tibetan Machine Uni" officeooo:paragraph-rsid="001a7b00"/>
    </style:style>
    <style:style style:name="P14" style:family="paragraph" style:parent-style-name="Text_20_body">
      <style:paragraph-properties fo:text-align="start" style:justify-single-word="false"/>
      <style:text-properties style:font-name="Tibetan Machine Uni" officeooo:paragraph-rsid="001a7b00"/>
    </style:style>
    <style:style style:name="P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22222" style:font-name="Tibetan Machine Uni" fo:font-size="13.5pt" fo:letter-spacing="normal" fo:font-style="normal" fo:font-weight="normal"/>
    </style:style>
    <style:style style:name="P1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Tibetan Machine Uni" fo:font-size="11.25pt" fo:letter-spacing="normal" fo:font-style="normal" fo:font-weight="normal"/>
    </style:style>
    <style:style style:name="P1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Tibetan Machine Uni" fo:font-size="13.5pt" fo:letter-spacing="normal" fo:font-style="normal" fo:font-weight="normal"/>
    </style:style>
    <style:style style:name="P1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Tibetan Machine Uni" fo:font-size="13.5pt" fo:letter-spacing="normal" fo:font-style="normal" fo:font-weight="normal" officeooo:rsid="001baaca" officeooo:paragraph-rsid="001baaca"/>
    </style:style>
    <style:style style:name="P1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Tibetan Machine Uni" fo:font-size="14pt" fo:letter-spacing="normal" fo:font-style="normal" fo:font-weight="bold" style:font-size-asian="14pt" style:font-weight-asian="bold" style:font-size-complex="14pt" style:font-weight-complex="bold"/>
    </style:style>
    <style:style style:name="P2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Tibetan Machine Uni" fo:font-size="16pt" fo:letter-spacing="normal" fo:font-style="normal" fo:font-weight="bold" officeooo:rsid="001baaca" officeooo:paragraph-rsid="001baaca" style:font-size-asian="16pt" style:font-weight-asian="bold" style:font-size-complex="16pt" style:font-weight-complex="bold"/>
    </style:style>
    <style:style style:name="P2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90909" style:font-name="Tibetan Machine Uni" fo:font-size="10.5pt" fo:letter-spacing="normal" fo:font-style="normal" fo:font-weight="normal" officeooo:rsid="001baaca" officeooo:paragraph-rsid="001baaca"/>
    </style:style>
    <style:style style:name="P2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Tibetan Machine Uni"/>
    </style:style>
    <style:style style:name="P2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585858" style:font-name="Tibetan Machine Uni" fo:font-size="12pt" fo:letter-spacing="normal" fo:font-style="normal" fo:font-weight="normal"/>
    </style:style>
    <style:style style:name="P24"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25"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officeooo:paragraph-rsid="001cdfcc"/>
    </style:style>
    <style:style style:name="P26"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size="14pt" officeooo:paragraph-rsid="001cdfcc" style:font-size-asian="14pt" style:font-size-complex="14pt"/>
    </style:style>
    <style:style style:name="P27" style:family="paragraph" style:parent-style-name="Text_20_body" style:list-style-name="L3">
      <style:paragraph-properties fo:margin-top="0cm" fo:margin-bottom="0cm" loext:contextual-spacing="false" fo:text-align="start" style:justify-single-word="false" fo:orphans="2" fo:widows="2" fo:padding="0cm" fo:border="none"/>
      <style:text-properties fo:font-variant="normal" fo:text-transform="none" fo:color="#222222" style:font-name="Tibetan Machine Uni" fo:font-size="13.5pt" fo:letter-spacing="normal" fo:font-style="normal" fo:font-weight="normal"/>
    </style:style>
    <style:style style:name="P28" style:family="paragraph" style:parent-style-name="Text_20_body" style:list-style-name="L3">
      <style:paragraph-properties fo:margin-top="0cm" fo:margin-bottom="0cm" loext:contextual-spacing="false" fo:text-align="start" style:justify-single-word="false" fo:orphans="2" fo:widows="2" fo:padding="0cm" fo:border="none"/>
      <style:text-properties fo:font-variant="normal" fo:text-transform="none" fo:color="#222222" style:font-name="Tibetan Machine Uni" fo:font-size="13.5pt" fo:letter-spacing="normal" fo:font-style="normal" fo:font-weight="normal" officeooo:paragraph-rsid="001a7b00"/>
    </style:style>
    <style:style style:name="P29"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212121" style:font-name="Tibetan Machine Uni" fo:font-size="13.5pt" fo:letter-spacing="normal" fo:font-style="normal" fo:font-weight="normal" officeooo:rsid="001cdfcc" officeooo:paragraph-rsid="001cdfcc"/>
    </style:style>
    <style:style style:name="P30" style:family="paragraph" style:parent-style-name="Text_20_body" style:list-style-name="L4">
      <style:paragraph-properties fo:margin-top="0cm" fo:margin-bottom="0.247cm" loext:contextual-spacing="false" fo:text-align="start" style:justify-single-word="false" fo:orphans="2" fo:widows="2"/>
      <style:text-properties fo:font-variant="normal" fo:text-transform="none" fo:color="#585858" style:font-name="Tibetan Machine Uni" fo:font-size="12pt" fo:letter-spacing="normal" fo:font-style="normal" fo:font-weight="normal"/>
    </style:style>
    <style:style style:name="P31" style:family="paragraph" style:parent-style-name="Text_20_body" style:list-style-name="L6">
      <style:paragraph-properties fo:margin-top="0cm" fo:margin-bottom="0.247cm" loext:contextual-spacing="false" fo:text-align="start" style:justify-single-word="false" fo:orphans="2" fo:widows="2"/>
      <style:text-properties fo:font-variant="normal" fo:text-transform="none" fo:color="#585858" style:font-name="Tibetan Machine Uni" fo:font-size="12pt" fo:letter-spacing="normal" fo:font-style="normal" fo:font-weight="normal"/>
    </style:style>
    <style:style style:name="P32" style:family="paragraph" style:parent-style-name="Text_20_body" style:list-style-name="L6">
      <style:paragraph-properties fo:margin-top="0cm" fo:margin-bottom="0.247cm" loext:contextual-spacing="false" fo:text-align="start" style:justify-single-word="false" fo:orphans="2" fo:widows="2"/>
      <style:text-properties officeooo:paragraph-rsid="001cdfcc"/>
    </style:style>
    <style:style style:name="T1" style:family="text">
      <style:text-properties officeooo:rsid="001a7b00"/>
    </style:style>
    <style:style style:name="T2" style:family="text">
      <style:text-properties fo:font-variant="normal" fo:text-transform="none" fo:color="#222222" fo:font-size="13.5pt" fo:letter-spacing="normal" fo:font-style="normal"/>
    </style:style>
    <style:style style:name="T3" style:family="text">
      <style:text-properties fo:font-variant="normal" fo:text-transform="none" fo:color="#222222" fo:font-size="13.5pt" fo:letter-spacing="normal" fo:font-style="normal" fo:font-weight="normal"/>
    </style:style>
    <style:style style:name="T4" style:family="text">
      <style:text-properties fo:font-variant="normal" fo:text-transform="none" fo:color="#222222" fo:font-size="13.5pt" fo:letter-spacing="normal" fo:font-style="normal" fo:font-weight="normal" officeooo:rsid="001a7b00"/>
    </style:style>
    <style:style style:name="T5" style:family="text">
      <style:text-properties fo:font-variant="normal" fo:text-transform="none" fo:color="#222222" style:font-name="Tibetan Machine Uni" fo:font-size="14pt" fo:letter-spacing="normal" fo:font-style="normal" fo:font-weight="normal" style:font-size-asian="14pt" style:font-size-complex="14pt"/>
    </style:style>
    <style:style style:name="T6" style:family="text">
      <style:text-properties fo:font-variant="normal" fo:text-transform="none" fo:color="#222222" style:font-name="Tibetan Machine Uni" fo:font-size="14pt" fo:letter-spacing="normal" style:font-size-asian="14pt" style:font-size-complex="14pt"/>
    </style:style>
    <style:style style:name="T7" style:family="text">
      <style:text-properties fo:font-variant="normal" fo:text-transform="none" fo:color="#202122" fo:letter-spacing="normal" fo:font-weight="bold" officeooo:rsid="001a7b00" style:font-weight-asian="bold" style:font-weight-complex="bold"/>
    </style:style>
    <style:style style:name="T8" style:family="text">
      <style:text-properties fo:font-variant="normal" fo:text-transform="none" fo:color="#202122" fo:letter-spacing="normal" officeooo:rsid="001a7b00"/>
    </style:style>
    <style:style style:name="T9" style:family="text">
      <style:text-properties fo:font-variant="normal" fo:text-transform="none" fo:color="#202122" fo:font-size="10.5pt" fo:letter-spacing="normal" fo:font-style="normal" fo:font-weight="normal" officeooo:rsid="001a7b00" style:font-weight-asian="bold" style:font-weight-complex="bold"/>
    </style:style>
    <style:style style:name="T10" style:family="text">
      <style:text-properties fo:font-variant="normal" fo:text-transform="none" fo:color="#202122" fo:font-size="10.5pt" fo:letter-spacing="normal" fo:font-style="normal" fo:font-weight="normal" officeooo:rsid="001ae675" style:font-weight-asian="bold" style:font-weight-complex="bold"/>
    </style:style>
    <style:style style:name="T11" style:family="text">
      <style:text-properties fo:font-variant="normal" fo:text-transform="none" fo:color="#202122" fo:font-size="10.5pt" fo:letter-spacing="normal" fo:font-style="normal" officeooo:rsid="001a7b00"/>
    </style:style>
    <style:style style:name="T12" style:family="text">
      <style:text-properties fo:font-variant="normal" fo:text-transform="none" fo:color="#202122" fo:font-size="10.5pt" fo:letter-spacing="normal" fo:font-style="normal" officeooo:rsid="001ae675"/>
    </style:style>
    <style:style style:name="T13" style:family="text">
      <style:text-properties fo:font-variant="normal" fo:text-transform="none" fo:color="#3a3a3a" fo:font-size="11.25pt" fo:letter-spacing="normal" fo:font-style="normal" fo:font-weight="normal"/>
    </style:style>
    <style:style style:name="T14" style:family="text">
      <style:text-properties fo:font-variant="normal" fo:text-transform="none" fo:color="#3a3a3a" fo:letter-spacing="normal" fo:font-style="normal"/>
    </style:style>
    <style:style style:name="T15" style:family="text">
      <style:text-properties fo:font-variant="normal" fo:text-transform="none" fo:color="#585858" style:font-name="Tibetan Machine Uni" fo:font-size="12pt" fo:letter-spacing="normal" fo:font-style="normal" fo:font-weight="normal"/>
    </style:style>
    <style:style style:name="T16" style:family="text">
      <style:text-properties fo:font-variant="normal" fo:text-transform="none" fo:color="#158fef" style:text-line-through-style="none" style:text-line-through-type="none" style:font-name="Tibetan Machine Uni" fo:font-size="12pt" fo:letter-spacing="normal" fo:font-style="normal" style:text-underline-style="none" fo:font-weight="normal" style:text-blinking="false" fo:background-color="transparent" loext:char-shading-value="0"/>
    </style:style>
    <style:style style:name="T17" style:family="text">
      <style:text-properties fo:font-variant="normal" fo:text-transform="none" fo:color="#212121" style:font-name="Tibetan Machine Uni" fo:letter-spacing="normal" fo:font-style="normal" fo:font-weight="normal"/>
    </style:style>
    <style:style style:name="T18" style:family="text">
      <style:text-properties fo:color="#222222" officeooo:rsid="001a7b00"/>
    </style:style>
    <style:style style:name="T19" style:family="text">
      <style:text-properties fo:color="#222222" fo:font-size="13.5pt" officeooo:rsid="001a7b00"/>
    </style:style>
    <style:style style:name="T20" style:family="text">
      <style:text-properties fo:font-size="13.5pt"/>
    </style:style>
    <style:style style:name="T21" style:family="text">
      <style:text-properties fo:font-size="18pt" style:font-size-asian="18pt" style:font-size-complex="18pt"/>
    </style:style>
    <style:style style:name="T22" style:family="text">
      <style:text-properties fo:font-weight="bold" officeooo:rsid="001a7b00" style:font-weight-asian="bold" style:font-weight-complex="bold"/>
    </style:style>
    <style:style style:name="T23" style:family="text">
      <style:text-properties fo:color="#3a3a3a"/>
    </style:style>
    <style:style style:name="T24" style:family="text">
      <style:text-properties fo:color="#3a3a3a" style:font-name="Work Sans" fo:font-size="11.25pt"/>
    </style:style>
    <style:style style:name="T25" style:family="text">
      <style:text-properties fo:color="#3a3a3a" fo:font-size="11.25p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tab/><text:tab/><text:tab/><text:tab/><text:span text:style-name="T21">Sdlc</text:span><text:tab/></text:p>
      <text:p text:style-name="P10"><text:span text:style-name="T3"/></text:p>
      <text:p text:style-name="P8"><text:span text:style-name="T5">SDLC stands for </text:span><text:span text:style-name="Strong_20_Emphasis"><text:span text:style-name="T5">Software Development Life Cycle</text:span></text:span><text:span text:style-name="T6"> </text:span><text:span text:style-name="T5">and is also referred to as the Application Development life-cycle.</text:span></text:p>
      <text:h text:style-name="P1" text:outline-level="2"><text:bookmark text:name="sdlc_phases"/><text:span text:style-name="T20">SDLC Phases</text:span></text:h>
      <text:p text:style-name="P15">The entire SDLC process divided into the following SDLC steps:</text:p>
      <text:list xml:id="list3722421294" text:style-name="L3">
        <text:list-item>
          <text:p text:style-name="P13"><text:span text:style-name="T4">Phase 1: Planning &amp; Requirement analysis</text:span></text:p>
        </text:list-item>
        <text:list-item>
          <text:p text:style-name="P13"><text:span text:style-name="T3">Phase 2: </text:span><text:span text:style-name="T4">Defining requirements</text:span></text:p>
        </text:list-item>
        <text:list-item>
          <text:p text:style-name="P27">Phase 3: Design</text:p>
        </text:list-item>
        <text:list-item>
          <text:p text:style-name="P27">Phase 4: Coding</text:p>
        </text:list-item>
        <text:list-item>
          <text:p text:style-name="P27">Phase 5: Testing</text:p>
        </text:list-item>
        <text:list-item>
          <text:p text:style-name="P28">Phase 6: Installation/Deployment</text:p>
        </text:list-item>
        <text:list-item>
          <text:p text:style-name="P28">Phase 7: Maintenance</text:p>
          <text:list>
            <text:list-item>
              <text:list>
                <text:list-header>
                  <text:h text:style-name="P6" text:outline-level="3"/>
                </text:list-header>
              </text:list>
            </text:list-item>
          </text:list>
        </text:list-item>
      </text:list>
      <text:h text:style-name="P7" text:outline-level="3"><text:span text:style-name="T18"/></text:h>
      <text:h text:style-name="P7" text:outline-level="3"><text:span text:style-name="T18">1. Planning &amp; Requirement analysis</text:span></text:h>
      <text:p text:style-name="P29"><text:span text:style-name="T18"/></text:p>
      <text:p text:style-name="P23">The planning phase involves aspects of project and product management. This may include:</text:p>
      <text:list xml:id="list985776308" text:style-name="L4">
        <text:list-item>
          <text:p text:style-name="P30">Resource allocation (both human and materials)</text:p>
        </text:list-item>
        <text:list-item>
          <text:p text:style-name="P30">Capacity planning</text:p>
        </text:list-item>
        <text:list-item>
          <text:p text:style-name="P30">Project scheduling</text:p>
        </text:list-item>
        <text:list-item>
          <text:p text:style-name="P30">Cost estimation</text:p>
        </text:list-item>
        <text:list-item>
          <text:p text:style-name="P30"><text:soft-page-break/>Provisioning</text:p>
        </text:list-item>
      </text:list>
      <text:h text:style-name="P5" text:outline-level="3"><text:bookmark text:name="2-requirements"/>2. <text:span text:style-name="T19">Defining </text:span>Requirements</text:h>
      <text:p text:style-name="P23">Architects, Development teams, and Product Managers work with the SMEs to document the business processes that need to be automated through software. The output of this phase in a Waterfall project is usually a document that lists these requirements. Agile methods, by contrast, may produce a backlog of tasks to be performed.</text:p>
      <text:h text:style-name="P4" text:outline-level="3"><text:bookmark text:name="3-design-and-prototyping"/>3. Design </text:h>
      <text:p text:style-name="P25"><text:span text:style-name="T15">Once the requirements are understood, software architects and developers can begin to design the software. The design process uses established patterns for application architecture and software development. </text:span></text:p>
      <text:p text:style-name="P26"><text:bookmark text:name="4-software-development"/><text:span text:style-name="T17">4. Software development</text:span></text:p>
      <text:p text:style-name="P23">This phase produces the software under development. Depending on the methodology, this phase may be conducted in time-boxed “sprints,” (Agile) or may proceed as a single block of effort (Waterfall.) </text:p>
      <text:h text:style-name="P4" text:outline-level="3"><text:bookmark text:name="5-testing"/><text:soft-page-break/>5. Testing</text:h>
      <text:p text:style-name="P23">The testing phase of the SDLC is arguably one of the most important. It is impossible to deliver quality software without testing. There is a wide variety of testing necessary to measure quality:</text:p>
      <text:list xml:id="list975845073" text:style-name="L6">
        <text:list-item>
          <text:p text:style-name="P31">Code quality</text:p>
        </text:list-item>
        <text:list-item>
          <text:p text:style-name="P31">Unit testing (functional tests)</text:p>
        </text:list-item>
        <text:list-item>
          <text:p text:style-name="P31">Integration testing</text:p>
        </text:list-item>
        <text:list-item>
          <text:p text:style-name="P31">Performance testing</text:p>
        </text:list-item>
        <text:list-item>
          <text:p text:style-name="P32"><text:span text:style-name="T15">Security testing</text:span></text:p>
        </text:list-item>
      </text:list>
      <text:h text:style-name="P5" text:outline-level="3"><text:bookmark text:name="6-deployment"/>6. Deployment</text:h>
      <text:p text:style-name="P24"><text:span text:style-name="T15">The deployment phase is, ideally, a highly automated phase. In high-maturity enterprises, this phase is almost invisible; software is deployed the instant it is ready. </text:span></text:p>
      <text:h text:style-name="P4" text:outline-level="3"><text:bookmark text:name="7-operations-and-maintenance"/>7. Operations and maintenance</text:h>
      <text:p text:style-name="P24"><text:span text:style-name="T15">The operations and maintenance phase is the “end of the beginning,” so to speak. The Software Development </text:span><text:span text:style-name="Emphasis"><text:span text:style-name="T15">Life Cycle</text:span></text:span><text:span text:style-name="T15"> doesn’t end here. Software must be monitored constantly to ensure proper operation. Bugs and defects discovered in Production must be reported and responded to, which often feeds work back into the process.</text:span></text:p>
      <text:p text:style-name="P12"><text:soft-page-break/></text:p>
      <text:p text:style-name="P12"><text:span text:style-name="T1">AGILE</text:span></text:p>
      <text:p text:style-name="P9"><text:span text:style-name="T11">In </text:span><text:span text:style-name="T12">SDLC,</text:span><text:span text:style-name="T11"> agile</text:span><text:span text:style-name="T8"> </text:span><text:span text:style-name="T11">is a set of practices intended to improve the effectiveness of software development professionals, teams, and organizations. It involves discovering requirements and developing solutions through the collaborative effort of teams and their </text:span><text:span text:style-name="T12">users</text:span><text:span text:style-name="T11">.It advocates adaptive planning, evolutionary development, early delivery and it encourages flexible responses to changes in requirements, resource availability, and understanding of the problems to be solved.</text:span></text:p>
      <text:p text:style-name="P11"><text:span text:style-name="T22"/></text:p>
      <text:h text:style-name="P2" text:outline-level="3"><text:bookmark text:name="What_is_Functional_Testing"/>Functional Testing</text:h>
      <text:p text:style-name="P14"><text:line-break/><text:span text:style-name="T13">Functional testing is testing the ‘Functionality’ of a software or an application under test.</text:span></text:p>
      <text:p text:style-name="P16">It tests the behavior of the software under test. Based on the requirement of the client, a document called a software specification or Requirement Specification is used as a guide to test the application.</text:p>
      <text:p text:style-name="P16"/>
      <text:p text:style-name="P16"/>
      <text:h text:style-name="P3" text:outline-level="3"><text:bookmark text:name="What_is_Non-Functional_Testing"/>Non-Functional Testing</text:h>
      <text:p text:style-name="P22"><text:span text:style-name="T13"/></text:p>
      <text:p text:style-name="P16">In software terms, when an application works as per the user’s expectation, smoothly and efficiently under any condition, then it is stated as a reliable application. Based on these aspects of quality, it is very critical to test under these parameters. This type of testing is called Non- Functional Testing.</text:p>
      <text:p text:style-name="P16"><text:span text:style-name="T13"/></text:p>
      <text:p text:style-name="P17"><text:soft-page-break/><text:span text:style-name="T13"/></text:p>
      <text:p text:style-name="P17"><text:span text:style-name="T13"/></text:p>
      <text:p text:style-name="P19"><text:span text:style-name="T23">Containerization </text:span></text:p>
      <text:p text:style-name="P17"><text:span text:style-name="T25"/></text:p>
      <text:p text:style-name="P17"><text:span text:style-name="T25">Containerization is defined as a form of operating system virtualization, through which applications are run in isolated user spaces called containers, all using the same shared operating system (OS).</text:span></text:p>
      <text:p text:style-name="P17"><text:span text:style-name="T13"/></text:p>
      <text:p text:style-name="P17"><text:span text:style-name="T13"/></text:p>
      <text:p text:style-name="P20"><text:span text:style-name="T23">Root cause analysis</text:span></text:p>
      <text:p text:style-name="P18"><text:span text:style-name="T25"/></text:p>
      <text:p text:style-name="P21"><text:span text:style-name="T25">A root cause is defined as a factor that caused a nonconformance and should be permanently eliminated through process improvement. The root cause is the core issue—the highest-level cause—that sets in motion the entire cause-and-effect reaction that ultimately leads to the problem(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svg:font-family="Helvetica, sans-serif"/>
    <style:font-face style:name="Lohit Devanagari1" svg:font-family="'Lohit Devanagari'"/>
    <style:font-face style:name="Open sans" svg:font-family="'Open sans', apple-system, BlinkMacSystemFont, 'Segoe UI', Roboto, 'Helvetica Neue', Arial, sans-serif, 'Apple Color Emoji', 'Segoe UI Emoji', 'Segoe UI Symbol', sans-serif"/>
    <style:font-face style:name="Public Sans" svg:font-family="'Public Sans', sans-serif"/>
    <style:font-face style:name="Source Sans Pro" svg:font-family="'Source Sans Pro', Arial, sans-serif"/>
    <style:font-face style:name="Work Sans" svg:font-family="'Work Sans', sans-serif"/>
    <style:font-face style:name="sans-serif" svg:font-family="sans-serif"/>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4T09:01:17.132432356</meta:creation-date>
    <meta:generator>LibreOffice/6.4.7.2$Linux_X86_64 LibreOffice_project/40$Build-2</meta:generator>
    <dc:date>2021-08-04T09:43:04.870921596</dc:date>
    <meta:editing-duration>PT10M6S</meta:editing-duration>
    <meta:editing-cycles>1</meta:editing-cycles>
    <meta:document-statistic meta:table-count="0" meta:image-count="0" meta:object-count="0" meta:page-count="5" meta:paragraph-count="47" meta:word-count="592" meta:character-count="3878" meta:non-whitespace-character-count="3341"/>
  </office:meta>
</office:document-meta>
</file>